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97000001BF8A1800E8.png"/>
  <manifest:file-entry manifest:media-type="image/png" manifest:full-path="Pictures/100002010000014F000002621AC82917.png"/>
  <manifest:file-entry manifest:media-type="image/png" manifest:full-path="Pictures/100002010000076D000001C82474667C.png"/>
  <manifest:file-entry manifest:media-type="image/png" manifest:full-path="Pictures/10000201000001D7000001CD0462A400.png"/>
  <manifest:file-entry manifest:media-type="image/png" manifest:full-path="Pictures/10000201000001D7000001F79D681400.png"/>
  <manifest:file-entry manifest:media-type="image/png" manifest:full-path="Pictures/100002010000014F0000026200B90C5F.png"/>
  <manifest:file-entry manifest:media-type="image/png" manifest:full-path="Pictures/100002010000053A00000225724C11EE.png"/>
  <manifest:file-entry manifest:media-type="image/png" manifest:full-path="Pictures/1000020100000B470000048BEE53D906.png"/>
  <manifest:file-entry manifest:media-type="image/png" manifest:full-path="Pictures/1000020100000797000001D5012AFF2A.png"/>
  <manifest:file-entry manifest:media-type="image/png" manifest:full-path="Pictures/100002010000077F000001BF5B291008.png"/>
  <manifest:file-entry manifest:media-type="image/png" manifest:full-path="Pictures/1000020100000B470000047B6A1138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7cm" fo:min-width="2.17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7cm" fo:min-width="1.71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7cm" fo:min-width="2.38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6cm" fo:min-width="2.1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7cm" fo:min-width="2.7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6cm" fo:min-width="0.2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7cm" fo:min-width="0.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7cm" fo:min-width="0.4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.2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7cm" fo:min-width="2.14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1.69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2.3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2.12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7cm" fo:min-width="2.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8.89cm" svg:height="7.609cm" svg:x="1.511cm" svg:y="3.922cm">
            <draw:image xlink:href="Pictures/1000020100000B470000048BEE53D906.png" xlink:type="simple" xlink:show="embed" xlink:actuate="onLoad">
              <text:p/>
            </draw:image>
          </draw:frame>
          <draw:frame draw:style-name="gr2" draw:text-style-name="P2" draw:layer="layout" svg:width="2.741cm" svg:height="0.725cm" svg:x="1.11cm" svg:y="3.201cm">
            <draw:text-box>
              <text:p><text:span text:style-name="T1">Whole Note</text:span></text:p>
            </draw:text-box>
          </draw:frame>
          <draw:frame draw:style-name="gr3" draw:text-style-name="P2" draw:layer="layout" svg:width="2.276cm" svg:height="0.725cm" svg:x="1.11cm" svg:y="4.539cm">
            <draw:text-box>
              <text:p><text:span text:style-name="T1">Half Note</text:span></text:p>
            </draw:text-box>
          </draw:frame>
          <draw:frame draw:style-name="gr4" draw:text-style-name="P2" draw:layer="layout" svg:width="2.957cm" svg:height="0.725cm" svg:x="1.11cm" svg:y="6.323cm">
            <draw:text-box>
              <text:p><text:span text:style-name="T1">Quarter Note</text:span></text:p>
            </draw:text-box>
          </draw:frame>
          <draw:frame draw:style-name="gr5" draw:text-style-name="P2" draw:layer="layout" svg:width="2.72cm" svg:height="0.725cm" svg:x="1.11cm" svg:y="8.107cm">
            <draw:text-box>
              <text:p><text:span text:style-name="T1">Eighth Note</text:span></text:p>
            </draw:text-box>
          </draw:frame>
          <draw:frame draw:style-name="gr6" draw:text-style-name="P2" draw:layer="layout" svg:width="3.288cm" svg:height="0.725cm" svg:x="1.11cm" svg:y="9.816cm">
            <draw:text-box>
              <text:p><text:span text:style-name="T1">Sixteenth Note</text:span></text:p>
            </draw:text-box>
          </draw:frame>
          <draw:frame draw:style-name="gr7" draw:text-style-name="P2" draw:layer="layout" svg:width="0.739cm" svg:height="0.725cm" svg:x="0.678cm" svg:y="3.796cm">
            <draw:text-box>
              <text:p><text:span text:style-name="T1">1</text:span></text:p>
            </draw:text-box>
          </draw:frame>
          <draw:frame draw:style-name="gr8" draw:text-style-name="P2" draw:layer="layout" svg:width="0.739cm" svg:height="0.725cm" svg:x="0.678cm" svg:y="5.653cm">
            <draw:text-box>
              <text:p><text:span text:style-name="T1">2</text:span></text:p>
            </draw:text-box>
          </draw:frame>
          <draw:frame draw:style-name="gr7" draw:text-style-name="P2" draw:layer="layout" svg:width="0.739cm" svg:height="0.725cm" svg:x="0.678cm" svg:y="9.296cm">
            <draw:text-box>
              <text:p><text:span text:style-name="T1">8</text:span></text:p>
            </draw:text-box>
          </draw:frame>
          <draw:frame draw:style-name="gr9" draw:text-style-name="P2" draw:layer="layout" svg:width="0.976cm" svg:height="0.725cm" svg:x="0.589cm" svg:y="11.079cm">
            <draw:text-box>
              <text:p><text:span text:style-name="T1">16</text:span></text:p>
            </draw:text-box>
          </draw:frame>
          <draw:frame draw:style-name="gr8" draw:text-style-name="P2" draw:layer="layout" svg:width="0.739cm" svg:height="0.725cm" svg:x="0.678cm" svg:y="7.438cm">
            <draw:text-box>
              <text:p><text:span text:style-name="T1">4</text:span></text:p>
            </draw:text-box>
          </draw:frame>
        </draw:g>
        <draw:g>
          <draw:frame draw:style-name="gr8" draw:text-style-name="P2" draw:layer="layout" svg:width="0.739cm" svg:height="0.725cm" svg:x="0.677cm" svg:y="15.518cm">
            <draw:text-box>
              <text:p><text:span text:style-name="T1">1</text:span></text:p>
            </draw:text-box>
          </draw:frame>
          <draw:frame draw:style-name="gr8" draw:text-style-name="P2" draw:layer="layout" svg:width="0.739cm" svg:height="0.725cm" svg:x="0.677cm" svg:y="17.364cm">
            <draw:text-box>
              <text:p><text:span text:style-name="T1">2</text:span></text:p>
            </draw:text-box>
          </draw:frame>
          <draw:frame draw:style-name="gr8" draw:text-style-name="P2" draw:layer="layout" svg:width="0.739cm" svg:height="0.725cm" svg:x="0.677cm" svg:y="20.98cm">
            <draw:text-box>
              <text:p><text:span text:style-name="T1">8</text:span></text:p>
            </draw:text-box>
          </draw:frame>
          <draw:frame draw:style-name="gr9" draw:text-style-name="P2" draw:layer="layout" svg:width="0.976cm" svg:height="0.725cm" svg:x="0.589cm" svg:y="22.752cm">
            <draw:text-box>
              <text:p><text:span text:style-name="T1">16</text:span></text:p>
            </draw:text-box>
          </draw:frame>
          <draw:frame draw:style-name="gr10" draw:text-style-name="P2" draw:layer="layout" svg:width="0.739cm" svg:height="0.725cm" svg:x="0.677cm" svg:y="19.135cm">
            <draw:text-box>
              <text:p><text:span text:style-name="T1">4</text:span></text:p>
            </draw:text-box>
          </draw:frame>
          <draw:frame draw:style-name="gr1" draw:text-style-name="P1" draw:layer="layout" svg:width="19.147cm" svg:height="7.605cm" svg:x="1.254cm" svg:y="15.771cm">
            <draw:image xlink:href="Pictures/1000020100000B470000047B6A1138CF.png" xlink:type="simple" xlink:show="embed" xlink:actuate="onLoad">
              <text:p/>
            </draw:image>
          </draw:frame>
          <draw:frame draw:style-name="gr11" draw:text-style-name="P2" draw:layer="layout" svg:width="2.716cm" svg:height="0.725cm" svg:x="1.253cm" svg:y="15.001cm">
            <draw:text-box>
              <text:p><text:span text:style-name="T1">Whole Rest</text:span></text:p>
            </draw:text-box>
          </draw:frame>
          <draw:frame draw:style-name="gr12" draw:text-style-name="P2" draw:layer="layout" svg:width="2.25cm" svg:height="0.725cm" svg:x="1.253cm" svg:y="16.817cm">
            <draw:text-box>
              <text:p><text:span text:style-name="T1">Half Rest</text:span></text:p>
            </draw:text-box>
          </draw:frame>
          <draw:frame draw:style-name="gr13" draw:text-style-name="P2" draw:layer="layout" svg:width="2.932cm" svg:height="0.725cm" svg:x="1.253cm" svg:y="18.174cm">
            <draw:text-box>
              <text:p><text:span text:style-name="T1">Quarter Rest</text:span></text:p>
            </draw:text-box>
          </draw:frame>
          <draw:frame draw:style-name="gr14" draw:text-style-name="P2" draw:layer="layout" svg:width="2.695cm" svg:height="0.725cm" svg:x="1.253cm" svg:y="20.172cm">
            <draw:text-box>
              <text:p><text:span text:style-name="T1">Eighth Rest</text:span></text:p>
            </draw:text-box>
          </draw:frame>
          <draw:frame draw:style-name="gr15" draw:text-style-name="P2" draw:layer="layout" svg:width="3.262cm" svg:height="0.725cm" svg:x="1.253cm" svg:y="21.792cm">
            <draw:text-box>
              <text:p><text:span text:style-name="T1">Sixteenth Rest</text:span></text:p>
            </draw:text-box>
          </draw:frame>
        </draw:g>
      </draw:page>
      <draw:page draw:name="page2" draw:style-name="dp1" draw:master-page-name="Default">
        <draw:g>
          <draw:g>
            <draw:frame draw:style-name="gr1" draw:text-style-name="P1" draw:layer="layout" svg:width="9.656cm" svg:height="2.315cm" svg:x="5.967cm" svg:y="9.71cm">
              <draw:image xlink:href="Pictures/100002010000076D000001C82474667C.png" xlink:type="simple" xlink:show="embed" xlink:actuate="onLoad">
                <text:p/>
              </draw:image>
            </draw:frame>
            <draw:frame draw:style-name="gr1" draw:text-style-name="P1" draw:layer="layout" svg:width="9.747cm" svg:height="2.269cm" svg:x="5.922cm" svg:y="13.108cm">
              <draw:image xlink:href="Pictures/100002010000077F000001BF5B291008.png" xlink:type="simple" xlink:show="embed" xlink:actuate="onLoad">
                <text:p/>
              </draw:image>
            </draw:frame>
            <draw:frame draw:style-name="gr1" draw:text-style-name="P1" draw:layer="layout" svg:width="9.869cm" svg:height="2.269cm" svg:x="5.861cm" svg:y="16.459cm">
              <draw:image xlink:href="Pictures/1000020100000797000001BF8A1800E8.png" xlink:type="simple" xlink:show="embed" xlink:actuate="onLoad">
                <text:p/>
              </draw:image>
            </draw:frame>
            <draw:frame draw:style-name="gr1" draw:text-style-name="P1" draw:layer="layout" svg:width="9.869cm" svg:height="2.381cm" svg:x="5.861cm" svg:y="19.811cm">
              <draw:image xlink:href="Pictures/1000020100000797000001D5012AFF2A.png" xlink:type="simple" xlink:show="embed" xlink:actuate="onLoad">
                <text:p/>
              </draw:image>
            </draw:frame>
          </draw:g>
          <draw:frame draw:style-name="gr1" draw:text-style-name="P1" draw:layer="layout" svg:width="6.796cm" svg:height="2.787cm" svg:x="7.397cm" svg:y="23.29cm">
            <draw:image xlink:href="Pictures/100002010000053A00000225724C11EE.png" xlink:type="simple" xlink:show="embed" xlink:actuate="onLoad">
              <text:p/>
            </draw:image>
          </draw:frame>
          <draw:g>
            <draw:frame draw:style-name="gr1" draw:text-style-name="P1" draw:layer="layout" svg:width="1.214cm" svg:height="2.212cm" svg:x="5.445cm" svg:y="1.865cm">
              <draw:image xlink:href="Pictures/100002010000014F0000026200B90C5F.png" xlink:type="simple" xlink:show="embed" xlink:actuate="onLoad">
                <text:p/>
              </draw:image>
            </draw:frame>
            <draw:g>
              <draw:frame draw:style-name="gr1" draw:text-style-name="P1" draw:layer="layout" svg:width="2.391cm" svg:height="2.34cm" svg:x="13.755cm" svg:y="1.801cm">
                <draw:image xlink:href="Pictures/10000201000001D7000001CD0462A400.png" xlink:type="simple" xlink:show="embed" xlink:actuate="onLoad">
                  <text:p/>
                </draw:image>
              </draw:frame>
            </draw:g>
            <draw:frame draw:style-name="gr1" draw:text-style-name="P1" draw:layer="layout" svg:width="2.391cm" svg:height="2.554cm" svg:x="13.755cm" svg:y="5.746cm">
              <draw:image xlink:href="Pictures/10000201000001D7000001F79D681400.png" xlink:type="simple" xlink:show="embed" xlink:actuate="onLoad">
                <text:p/>
              </draw:image>
            </draw:frame>
            <draw:frame draw:style-name="gr1" draw:text-style-name="P1" draw:layer="layout" svg:width="1.214cm" svg:height="2.212cm" svg:x="5.445cm" svg:y="5.917cm">
              <draw:image xlink:href="Pictures/100002010000014F000002621AC82917.png" xlink:type="simple" xlink:show="embed" xlink:actuate="onLoad">
                <text:p/>
              </draw:image>
            </draw:frame>
            <draw:frame draw:style-name="gr1" draw:text-style-name="P1" draw:layer="layout" svg:width="1.214cm" svg:height="2.212cm" svg:x="8.445cm" svg:y="1.865cm">
              <draw:image xlink:href="Pictures/100002010000014F0000026200B90C5F.png" xlink:type="simple" xlink:show="embed" xlink:actuate="onLoad">
                <text:p/>
              </draw:image>
            </draw:frame>
            <draw:frame draw:style-name="gr1" draw:text-style-name="P1" draw:layer="layout" svg:width="1.214cm" svg:height="2.212cm" svg:x="8.445cm" svg:y="5.917cm">
              <draw:image xlink:href="Pictures/100002010000014F000002621AC82917.png" xlink:type="simple" xlink:show="embed" xlink:actuate="onLoad">
                <text:p/>
              </draw:image>
            </draw:frame>
            <draw:frame draw:style-name="gr16" draw:text-style-name="P3" draw:layer="layout" svg:width="1.078cm" svg:height="1.348cm" svg:x="10.845cm" svg:y="2.497cm">
              <draw:text-box>
                <text:p><text:span text:style-name="T2">=</text:span></text:p>
              </draw:text-box>
            </draw:frame>
            <draw:frame draw:style-name="gr16" draw:text-style-name="P3" draw:layer="layout" svg:width="1.078cm" svg:height="1.348cm" svg:x="10.845cm" svg:y="6.549cm">
              <draw:text-box>
                <text:p><text:span text:style-name="T2">=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laine Hansen</meta:initial-creator>
    <meta:creation-date>2012-07-22T18:37:32.59</meta:creation-date>
    <dc:date>2013-01-27T00:50:10.98</dc:date>
    <dc:creator>Blaine Hansen</dc:creator>
    <meta:editing-duration>PT1H49M29S</meta:editing-duration>
    <meta:editing-cycles>4</meta:editing-cycles>
    <meta:generator>OpenOffice.org/3.3$Win32 OpenOffice.org_project/330m20$Build-9567</meta:generator>
    <meta:document-statistic meta:object-count="41"/>
  </office:meta>
</office:document-meta>
</file>